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C0000004BF9240A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eXGyrePagella-Regular" svg:font-family="TeXGyrePagella-Regular"/>
    <style:font-face style:name="monospace" svg:font-family="monospace"/>
    <style:font-face style:name="Courier New" svg:font-family="'Courier New'" style:font-family-generic="modern" style:font-pitch="fixed"/>
    <style:font-face style:name="DejaVuSansMono" svg:font-family="DejaVuSansMono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ff0000" style:font-name="Verdana1" fo:font-size="14pt" fo:font-weight="normal" style:font-name-asian="TeXGyrePagella-Regular" style:font-size-asian="14pt" style:font-weight-asian="normal" style:font-name-complex="TeXGyrePagella-Regular" style:font-size-complex="14pt" style:font-weight-complex="normal"/>
    </style:style>
    <style:style style:name="T3" style:family="text">
      <style:text-properties fo:color="#ff0000" style:font-name="Verdana1" fo:font-size="14pt" fo:font-weight="normal" style:font-name-asian="DejaVuSansMono" style:font-size-asian="14pt" style:font-weight-asian="normal" style:font-name-complex="DejaVuSansMono" style:font-size-complex="14pt" style:font-weight-complex="normal"/>
    </style:style>
    <style:style style:name="T4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00" style:font-name="Verdana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Übungsaufgaben aus der Praxis – Teil 4<text:line-break/><text:line-break/><text:line-break/></text:span><text:span text:style-name="T5">1. Sie sind in Ihrem Home-Verzeichnis und möchten die noch nicht existierenden Verzeichnisse ~/Dokumente/Linuxkurs/LPIC1/ erstellen. Wie lautet die Eingabe in der Kommandozeile?<text:line-break/><text:line-break/></text:span><text:span text:style-name="T5"><text:line-break/><text:line-break/>2. Wie entfernen Sie dieses Verzeichnis, wenn sich darin noch Dateien befinden? Wie lautet die Eingabe in der Kommandozeile?<text:line-break/><text:line-break/></text:span><text:span text:style-name="T5"><text:line-break/><text:line-break/>3. Was bewirkt der Befehl: mv /dir1 /dir2<text:line-break/><text:line-break/><text:line-break/><text:line-break/>4. Was bewirkt der Befehl: cd -<text:line-break/><text:line-break/><text:line-break/><text:line-break/>5. Mit welchem Befehl lassen Sie sich unter Debian installierte Pakete anzeigen?<text:line-break/><text:line-break/><text:line-break/><text:line-break/>6. Wie bei Red Hat und SuSE?<text:line-break/><text:line-break/><text:line-break/><text:line-break/>7. Was bewirkt der Befehl: zypper install vim?<text:line-break/><text:line-break/><text:line-break/><text:line-break/>8. <text:s/>Mit welchem Befehl können Sie unter Debian die Paketliste aktualisieren?<text:line-break/><text:line-break/><text:line-break/><text:line-break/>9. Wofür steht die Abkürzung bash?<text:line-break/><text:line-break/></text:span><text:soft-page-break/><text:span text:style-name="T5"><text:line-break/><text:line-break/>10. Wozu dient der Befehl sed?<text:line-break/><text:line-break/><text:line-break/><text:line-break/>11. Mit welcher Umleitung können Sie stdout in eine Datei schreiben?<text:line-break/><text:line-break/><text:line-break/><text:line-break/>12. Mit welcher Umleitung können Sie stderr in eine Datei schreiben?<text:line-break/><text:line-break/></text:span><text:span text:style-name="T1"><text:line-break/><text:line-break/></text:span><text:span text:style-name="T6">13. Mit welcher Umleitung können Sie stdout und stderr in eine Datei schreiben?<text:line-break/><text:line-break/></text:span><text:span text:style-name="T1"><text:line-break/><text:line-break/></text:span><text:span text:style-name="T6">14. Wie legen Sie einen Alias an, um mit lh die Ausgabe von Ihrem Documents-Verzeichnis zu bekommen, egal in welchem Verzeichnis Sie sich befinden und immer vollständig.<text:line-break/><text:line-break/><text:line-break/><text:line-break/>15. Was bewirkt: Befehl1 | Befehl2<text:line-break/><text:line-break/><text:line-break/><text:line-break/>16. Was bewirkt die Eingabe von „echo $$“<text:line-break/><text:line-break/><text:line-break/><text:line-break/>17. Was bewirkt die Eingabe von „echo $?“<text:line-break/><text:line-break/></text:span><text:span text:style-name="T1"><text:line-break/><text:line-break/></text:span><text:span text:style-name="T6">18. Sie möchten in einem langen Text alle „heike“ durch „Heike“ ersetzten. Nutzen Sie den Stream Editor sed</text:span><text:span text:style-name="T1"><text:line-break/><text:line-break/></text:span><text:soft-page-break/><text:span text:style-name="T1"><text:line-break/><text:line-break/></text:span><text:span text:style-name="T6">19. Für Wie viele Zeichen steht *?<text:line-break/><text:line-break/></text:span></text:p>
      <text:p text:style-name="P1"/>
      <text:p text:style-name="Standard"><text:span text:style-name="T6">20. Sie haben in der Datei test alles klein geschrieben. Mit welchem Befehl wird jedes Zeichen als Großbuchstabe angezeigt? <text:line-break/>Benutzen Sie cat und tr<text:line-break/><text:line-break/></text:span><text:span text:style-name="T6"><text:line-break/><text:line-break/>21. Sie sehen folgende Meldung und haben Heike am Telefon. Welchen Befehl kann Heike nutzen, damit Sie den Schlüssel vergleichen können?</text:span></text:p>
      <text:p text:style-name="Standard"><text:span text:style-name="T6"/></text:p>
      <text:p text:style-name="Standard"><draw:frame draw:style-name="fr1" draw:name="Grafik1" text:anchor-type="paragraph" svg:width="17cm" svg:height="1.78cm" draw:z-index="0"><draw:image xlink:href="Pictures/10000000000002CC0000004BF9240AAC.png" xlink:type="simple" xlink:show="embed" xlink:actuate="onLoad"/></draw:frame><text:span text:style-name="T6"><text:line-break/></text:span><text:span text:style-name="T6"><text:line-break/><text:line-break/>22. Sie möchten künftig Podcasts produzieren. Dazu möchten Sie vorher wissen, was auf Ihrem System installiert ist, um mit audio umzugehen. Wie könnten Sie vorgehen?<text:line-break/><text:line-break/></text:span><text:span text:style-name="T6"> <text:s/><text:line-break/><text:line-break/>23. Was ist der kürzeste Befehl um in Ihr Home-Verzeichnis zu kommen?<text:line-break/><text:line-break/> <text:line-break/><text:line-break/>24. Wie können Sie sich die Ausgabe von ls so darstellen lassen, dass die Einträge nach Datum sortiert werden?</text:span></text:p>
      <text:p text:style-name="Standard"><text:span text:style-name="T6"/></text:p>
      <text:p text:style-name="Standard"><text:span text:style-name="T6"><text:line-break/><text:line-break/>25. Wie können Sie Ihre IP-Adresse mit dem Befehl hostname herausfinden?<text:line-break/><text:line-break/></text:span><text:span text:style-name="T6"><text:line-break/><text:line-break/></text:span><text:soft-page-break/><text:span text:style-name="T6">26. Mit welchem Befehl lassen Sie sich die Anzahl der Zeilen Ihrer history anzeigen?<text:line-break/><text:line-break/><text:line-break/><text:line-break/>27. Wie können wir festlegen, dass die history 5000 Zeilen lang sein darf?<text:line-break/><text:line-break/><text:line-break/><text:line-break/>28. Sie möchten gerne herausfinden an welchem Wochentag eine Freundin geboren wurde. Wie nutzen Sie den Befehl cal, wenn der Geburtstag im September 1982 war?<text:line-break/><text:line-break/><text:line-break/><text:line-break/>29. Wie können Sie sich die Partitionen auf Ihrem System anzeigen lassen?<text:line-break/><text:line-break/><text:line-break/><text:line-break/>30. Nennen Sie mindestens 3 Linux-Programme zum Partitionieren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eXGyrePagella-Regular" svg:font-family="TeXGyrePagella-Regular"/>
    <style:font-face style:name="monospace" svg:font-family="monospace"/>
    <style:font-face style:name="Courier New" svg:font-family="'Courier New'" style:font-family-generic="modern" style:font-pitch="fixed"/>
    <style:font-face style:name="DejaVuSansMono" svg:font-family="DejaVuSansMono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3T12:27:52.06</meta:creation-date>
    <dc:date>2019-09-24T12:12:49.74</dc:date>
    <meta:editing-duration>PT8H54M30S</meta:editing-duration>
    <meta:editing-cycles>10</meta:editing-cycles>
    <meta:generator>OpenOffice/4.1.6$Win32 OpenOffice.org_project/416m1$Build-9790</meta:generator>
    <meta:print-date>2019-09-24T11:58:41.12</meta:print-date>
    <meta:document-statistic meta:table-count="0" meta:image-count="1" meta:object-count="0" meta:page-count="4" meta:paragraph-count="4" meta:word-count="406" meta:character-count="2616"/>
  </office:meta>
</office:document-meta>
</file>